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CANNER DU RACHIS LOMBAIRE</text:p>
      <text:p text:style-name="Standard">Pas de lésion osseuse suspecte.</text:p>
      <text:p text:style-name="Standard">Pas de tassement vertébral.</text:p>
      <text:p text:style-name="Standard">Déviation scoliotique à convexité droite.</text:p>
      <text:p text:style-name="Standard">Discopathie sévère L1-L2 : bombement discal circonférentiel sans</text:p>
      <text:p text:style-name="Standard">protrusion. Pas de rétrécissement canalaire significatif. Rétrécissement</text:p>
      <text:p text:style-name="Standard">foraminal gauche marqué.</text:p>
      <text:p text:style-name="Standard">En L2-L3 disque de hauteur satisfaisante. Bombement circonférentiel</text:p>
      <text:p text:style-name="Standard">postérieur. Arthropathie articulaire postérieure avec épaississement du</text:p>
      <text:p text:style-name="Standard">Rétrécissement canalaire modéré.</text:p>
      <text:p text:style-name="Standard">En L3-L4 : bombement discal postérieur + comblement du foramen</text:p>
      <text:p text:style-name="Standard">gauche potentiellement d'origine discale. Antélisthésis de grade I.</text:p>
      <text:p text:style-name="Standard">Laminectomie postérieure avec hypertrophie des massifs articulaires.</text:p>
      <text:p text:style-name="Standard">Rétrécissement canalaire d'allure significative.</text:p>
      <text:p text:style-name="Standard">En L4-L5 : fixation avec vis transpédiculaire sans lésion du matériel.</text:p>
      <text:p text:style-name="Standard">Rétro-listhésis de grade II, avec laminectomie postérieure. Comblement</text:p>
      <text:p text:style-name="Standard">du foramen gauche et dimensions du canal d'étude plus limitée par les</text:p>
      <text:p text:style-name="Standard">artéfacts.</text:p>
      <text:p text:style-name="Standard">En L5-S1 : bombement circonférentiel du disque sans protrusion focale.</text:p>
      <text:p text:style-name="Standard">Arthropathie articulaire postérieure modérée. Pas de rétrécissement</text:p>
      <text:p text:style-name="Standard">canalaire. Rétrécissement foraminal droit modéré.</text:p>
      <text:p text:style-name="Standard"/>
      <text:p text:style-name="Standard">Conclusion : rétrécissement canalaire L2-L3 modéré et L3-L4 plus</text:p>
      <text:p text:style-name="Standard">marqué. Rétrécissement foraminal gauche L3-L4 sur protrusion</text:p>
      <text:p text:style-name="Standard">discale, rétrécissement foraminal gauche L1-L2. Rétrécissement</text:p>
      <text:p text:style-name="Standard">foraminal droit plus modéré L5-S1.</text:p>
      <text:p text:style-name="Standard"/>
      <text:p text:style-name="P1">Les images radiologiques de cet examen sont consultables sur le site :</text:p>
      <text:p text:style-name="P1">https://imagerie.ch-annecygenevois.fr</text:p>
      <text:p text:style-name="P1">Identifiant : A10136241922</text:p>
      <text:p text:style-name="P1">Mot de passe : 1939-09-0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21:22:22.815000000</meta:creation-date>
    <dc:date>2024-06-08T21:27:21.233000000</dc:date>
    <meta:editing-duration>PT5M1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9" meta:word-count="185" meta:character-count="1483" meta:non-whitespace-character-count="1327"/>
  </office:meta>
</office:document-meta>
</file>